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2000000D00000B7900000E295F865BCB.wmf"/>
  <manifest:file-entry manifest:media-type="" manifest:full-path="Pictures/2000000D00000B93000007F5640BEEB1.wmf"/>
  <manifest:file-entry manifest:media-type="" manifest:full-path="Pictures/2000000D00000B7900000C9C4AB61BCE.wmf"/>
  <manifest:file-entry manifest:media-type="" manifest:full-path="Pictures/2000000D0000A0D1000087E93C706DE3.wmf"/>
  <manifest:file-entry manifest:media-type="" manifest:full-path="Pictures/2000000D0000A1060000881EDD61A5BE.wm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style style:name="P3" style:family="paragraph" style:parent-style-name="CommandLine">
      <style:text-properties text:display="true"/>
    </style:style>
    <style:style style:name="P4" style:family="paragraph" style:parent-style-name="Heading_20_2">
      <style:paragraph-properties fo:margin-left="0in" fo:margin-right="0in" fo:text-indent="0in" style:auto-text-indent="false"/>
      <style:text-properties text:display="true"/>
    </style:style>
    <style:style style:name="P5" style:family="paragraph" style:parent-style-name="Output">
      <style:paragraph-properties fo:margin-left="0in" fo:margin-right="0in" fo:text-indent="0.25in" style:auto-text-indent="false"/>
    </style:style>
    <style:style style:name="P6" style:family="paragraph" style:parent-style-name="CommandIndent">
      <style:paragraph-properties fo:margin-left="0in" fo:margin-right="0in" fo:text-indent="0.25in" style:auto-text-indent="false"/>
    </style:style>
    <style:style style:name="P7" style:family="paragraph" style:parent-style-name="Text_20_body">
      <style:text-properties text:display="true"/>
    </style:style>
    <style:style style:name="P8" style:family="paragraph" style:parent-style-name="Heading">
      <style:text-properties text:display="true"/>
    </style:style>
    <style:style style:name="P9" style:family="paragraph" style:parent-style-name="Footnote">
      <style:text-properties fo:font-variant="normal" fo:text-transform="none" style:text-position="0% 100%"/>
    </style:style>
    <style:style style:name="P10" style:family="paragraph" style:parent-style-name="CommandIndent">
      <style:text-properties text:display="true"/>
    </style:style>
    <style:style style:name="P11" style:family="paragraph" style:parent-style-name="Heading_20_1" style:master-page-name="Right_20_Page">
      <style:paragraph-properties style:page-number="auto"/>
    </style:style>
    <style:style style:name="P12" style:family="paragraph" style:parent-style-name="Enumerate1" style:list-style-name="L1">
      <style:paragraph-properties fo:margin-left="0.6146in" fo:margin-right="0in" fo:text-indent="-0.1665in" style:auto-text-indent="false"/>
    </style:style>
    <style:style style:name="P13" style:family="paragraph" style:parent-style-name="Enumerate1C" style:list-style-name="L1"/>
    <style:style style:name="P14" style:family="paragraph" style:parent-style-name="Enumerate1C" style:list-style-name="L1"/>
    <style:style style:name="P15" style:family="paragraph" style:parent-style-name="Enumerate1C" style:list-style-name="L1"/>
    <style:style style:name="P16" style:family="paragraph" style:parent-style-name="Enumerate1C" style:list-style-name="L1"/>
    <style:style style:name="P17" style:family="paragraph" style:parent-style-name="Bullet" style:list-style-name="L2"/>
    <style:style style:name="P18" style:family="paragraph" style:parent-style-name="Bullet" style:list-style-name="L2">
      <style:text-properties text:display="true"/>
    </style:style>
    <style:style style:name="P19" style:family="paragraph" style:parent-style-name="Bullet" style:list-style-name="L2">
      <style:text-properties text:display="true"/>
    </style:style>
    <style:style style:name="P20" style:family="paragraph" style:parent-style-name="Bullet" style:list-style-name="L2">
      <style:text-properties text:display="true"/>
    </style:style>
    <style:style style:name="P21" style:family="paragraph" style:parent-style-name="Bullet" style:list-style-name="L2">
      <style:text-properties text:display="true"/>
    </style:style>
    <style:style style:name="P22" style:family="paragraph" style:parent-style-name="Bullet" style:list-style-name="L3"/>
    <style:style style:name="P23" style:family="paragraph" style:parent-style-name="Bullet" style:list-style-name="L3"/>
    <style:style style:name="P24" style:family="paragraph" style:parent-style-name="Bullet" style:list-style-name="L3"/>
    <style:style style:name="P25" style:family="paragraph" style:parent-style-name="Bullet" style:list-style-name="L3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text:display="true"/>
    </style:style>
    <style:style style:name="T3" style:family="text">
      <style:text-properties text:display="true"/>
    </style:style>
    <style:style style:name="T4" style:family="text">
      <style:text-properties text:display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Copying Files with Encp</text:h>
      <text:p text:style-name="Text_20_body"><text:span text:style-name="Bold">Encp</text:span> is an end-user command used to copy data files from disk to storage media and vice-versa. <text:s/>Its use is being discouraged in favor of the dCache, however we document it here for completeness. <text:s/></text:p>
      <text:p text:style-name="Text_20_body"><text:span text:style-name="Bold">Encp</text:span> is maintained in KITS and in AFS product space as a separate product from Enstore, and is designed to be used in conjunction with it. <text:s/><text:span text:style-name="Bold">Encp</text:span> does not support recursive copies of data to and from Enstore; ensync is provided as a wrapper to <text:span text:style-name="Bold">encp</text:span> for that purpose when writing to Enstore, see section Chapter 7: <text:s/><text:span text:style-name="Emphasis">Copying Directory Structures with Ensync</text:span>. <text:s/><text:span text:style-name="Bold">Encp</text:span> can copy multiple files to a single directory only. <text:s/><text:span text:style-name="Bold">Encp</text:span> can be used only from on-site machines in the fnal.gov domain. <text:s/>For off-site use, see section Chapter 5: <text:s/><text:span text:style-name="Emphasis">Using the dCache to Copy Files to/from Enstore</text:span>.</text:p>
      <text:p text:style-name="Text_20_body">In this chapter, we assume you have UPS/UPD running on your local machine.</text:p>
      <text:h text:style-name="Heading_20_2" text:outline-level="2">Setup encp</text:h>
      <text:p text:style-name="Text_20_body">To setup <text:span text:style-name="product_5f_name">encp</text:span>, run the command:</text:p>
      <text:p text:style-name="Text_20_body"><text:span text:style-name="Command"><text:span text:style-name="T1">% setup -q &lt;qualifier&gt; encp</text:span></text:span></text:p>
      <text:p text:style-name="Text_20_body">where<text:span text:style-name="Command"> &lt;qualifier&gt; </text:span>stands for one of the Enstore system hosts. <text:s/>Currently, these include:</text:p>
      <text:p text:style-name="Text_20_body"><text:span text:style-name="Command">stken</text:span><text:tab/>for general Fermilab (and CMS) users</text:p>
      <text:p text:style-name="Text_20_body"><text:span text:style-name="Command">d0en</text:span><text:tab/>for D0 users</text:p>
      <text:p text:style-name="Text_20_body"><text:span text:style-name="Command">cdfen</text:span><text:tab/>for CDF users</text:p>
      <text:p text:style-name="Text_20_body">For example, a CDF experimenter would type:</text:p>
      <text:p text:style-name="Text_20_body"><text:span text:style-name="Command"><text:span text:style-name="T1">$ setup -q cdfen encp</text:span></text:span></text:p>
      <text:p text:style-name="Text_20_body">If you don’t specify the qualifier, the environment variable ENSTORE_CONFIG_HOST may get set to the wrong value (described in section <text:bookmark-ref text:reference-format="text" text:ref-name="RTF65006e00730074006f007200"/>). <text:s/>Check that ENSTORE_CONFIG_HOST specifies the correct server.</text:p>
      <text:p text:style-name="Text_20_body">The ENSTORE_USER_DEFINED_CONFIG_HOST and ENSTORE_USER_DEFINED_CONFIG_PORT environmental variables can be <text:soft-page-break/>specified before executing setup without the -q option. <text:s/>The setup will use these user defined values to set ENSTORE_CONFIG_HOST and ENSTORE_CONFIG_PORT.</text:p>
      <text:h text:style-name="Heading_20_2" text:outline-level="2">Encp Command Syntax and Usage</text:h>
      <text:p text:style-name="Text_20_body"><text:span text:style-name="Bold">Encp</text:span> plays the same role in the Enstore system that<text:span text:style-name="Command"> cp </text:span>plays in UNIX. <text:s/>The syntax is:</text:p>
      <text:p text:style-name="Text_20_body"><text:span text:style-name="Command">% encp [&lt;options&gt;] &lt;source_file&gt; &lt;destination_file&gt;</text:span></text:p>
      <text:p text:style-name="Text_20_body">With the exception of the option<text:span text:style-name="Command"> --help</text:span>, we defer the list and definitions of options to section <text:bookmark-ref text:reference-format="text" text:ref-name="RTF65006e006300700020006f00"/>, and instead proceed with usage information. <text:s/></text:p>
      <text:p text:style-name="Text_20_body">Use the<text:span text:style-name="Command"> --help </text:span>option to request the option listing for <text:span text:style-name="product_5f_name">encp</text:span> (we give the option listing in section <text:bookmark-ref text:reference-format="text" text:ref-name="RTF65006e006300700020006f00"/>), or the<text:span text:style-name="Command"> --usage </text:span>option for syntax information:</text:p>
      <text:p text:style-name="Text_20_body"><text:span text:style-name="Command">% encp --usage</text:span></text:p>
      <text:p text:style-name="Output">encp [OPTIONS]... &lt;source file&gt; &lt;destination file&gt;</text:p>
      <text:p text:style-name="Output">encp [OPTIONS]... &lt;source file&gt; [source file [...]]\</text:p>
      <text:p text:style-name="Output"><text:s/>&lt;destination&gt;</text:p>
      <text:h text:style-name="Heading_20_2" text:outline-level="2">Copy Files to and from Enstore Media</text:h>
      <text:h text:style-name="Heading_20_3" text:outline-level="3">Run encp</text:h>
      <text:p text:style-name="Text_20_body">First, setup <text:span text:style-name="product_5f_name">encp</text:span> (using the<text:span text:style-name="Command"> -q </text:span>flag). <text:s/>You can use filename expansion (wildcard characters to specify a group of files). <text:s/>We recommend, however, that you copy one file at a time<text:span text:style-name="T3">, as traceback is much easier that way</text:span>. <text:s/>Run the command as follows to copy a file to Enstore:</text:p>
      <text:p text:style-name="CommandLine">% encp [&lt;options&gt;] /&lt;path-to&gt;/.../&lt;localfilename&gt; \</text:p>
      <text:p text:style-name="CommandLine"><text:s/>/pnfs/&lt;storage-group&gt;/.../&lt;targetdir&gt;/&lt;remotefilename&gt;</text:p>
      <text:p text:style-name="Text_20_body">The presence of<text:span text:style-name="Command"> /pnfs/ </text:span>in the destination path indicates that this is a copy to the Enstore system (see section 1.2 <text:span text:style-name="Emphasis">PNFS Namespace</text:span>). <text:s/>To copy from Enstore, change the source and destination file specifications, e.g.,:</text:p>
      <text:p text:style-name="CommandLine">% encp [&lt;options&gt;] \</text:p>
      <text:p text:style-name="CommandLine"><text:soft-page-break/><text:s/>/pnfs/&lt;storage-group&gt;/.../&lt;targetdir&gt;/&lt;remotefilename&gt; \</text:p>
      <text:p text:style-name="CommandLine"><text:s/>/&lt;path-to&gt;/.../&lt;localfilename&gt; </text:p>
      <text:h text:style-name="Heading_20_3" text:outline-level="3">Examples</text:h>
      <text:list text:style-name="L1">
        <text:list-item>
          <text:p text:style-name="P12">Standard copy to Enstore; no options. <text:s/>Copy<text:span text:style-name="file"> myfile </text:span>to the directory<text:span text:style-name="file"> /pnfs/expt1/subdir/</text:span>:</text:p>
        </text:list-item>
      </text:list>
      <text:p text:style-name="CommandIndent">% encp /path/to/myfile /pnfs/expt1/subdir/</text:p>
      <text:list text:style-name="L1" text:continue-numbering="true">
        <text:list-item>
          <text:p text:style-name="P13">Standard copy; no options. <text:s/>Download<text:span text:style-name="file"> /pnfs/expt1/subdir/myfile </text:span>to a different local directory from the cwd, and change the filename:</text:p>
        </text:list-item>
      </text:list>
      <text:p text:style-name="CommandIndent"><text:span text:style-name="T2">in ps</text:span>% encp /pnfs/expt1/subdir/myfile \ /other/local/dir/newfilename</text:p>
      <text:list text:style-name="L1" text:continue-numbering="true">
        <text:list-item>
          <text:p text:style-name="P13">Request the process to output some information to screen (<text:span text:style-name="Command">--verbose</text:span>). <text:s/>Again, copy<text:span text:style-name="file"> myfile </text:span>to the directory<text:span text:style-name="file"> /pnfs/expt1/subdir/</text:span>:</text:p>
        </text:list-item>
      </text:list>
      <text:p text:style-name="CommandIndent"><text:span text:style-name="T2">in ps</text:span>% encp --verbose 3 /path/to/myfile \ /pnfs/expt1/subdir/</text:p>
      <text:list text:style-name="L1" text:continue-numbering="true">
        <text:list-item>
          <text:p text:style-name="P13">Copy all the files in the cwd starting with the string<text:span text:style-name="file"> trigger1 </text:span>to the directory<text:span text:style-name="file"> /pnfs/expt1/subdir/</text:span>:</text:p>
        </text:list-item>
      </text:list>
      <text:p text:style-name="CommandIndent">% encp ./trigger1* /pnfs/expt1/subdir/</text:p>
      <text:list text:style-name="L1" text:continue-numbering="true">
        <text:list-item>
          <text:p text:style-name="P13">Copy all the files in<text:span text:style-name="file"> /pnfs/expt1/subdir/ </text:span>starting with the string<text:span text:style-name="file"> trigger1 </text:span>to the cwd:</text:p>
        </text:list-item>
      </text:list>
      <text:p text:style-name="CommandIndent">% encp /pnfs/expt1/subdir/trigger1* .</text:p>
      <text:h text:style-name="Heading_20_2" text:outline-level="2">Additional Diagnostic Executables</text:h>
      <text:p text:style-name="Text_20_body">Packaged with <text:span text:style-name="Bold">encp</text:span> are four executables. <text:s/>They are <text:span text:style-name="product_5f_name">ecrc</text:span>, <text:span text:style-name="product_5f_name">ddencp</text:span>, <text:span text:style-name="product_5f_name">en_check</text:span> and <text:span text:style-name="Command">enmv</text:span>. <text:s/>The first program calculates the CRC of a file located on disk. <text:s/>The second does a file to file copy using the same mechanism that <text:span text:style-name="Bold">encp</text:span> uses. <text:s/>The third is a script that will tell you if the specified file is on tape.</text:p>
      <text:h text:style-name="Heading_20_3" text:outline-level="3"><text:soft-page-break/>ecrc</text:h>
      <text:p text:style-name="Text_20_body">The ecrc program reads a file on disk and reports the adler32 CRC for the file.</text:p>
      <text:p text:style-name="Text_20_body">Usage: </text:p>
      <text:p text:style-name="CommandLine">ecrc [-0 | -1] [-d | -h | -H | -a] [-v] &lt;file_name&gt;</text:p>
      <text:p text:style-name="TabbedShort">-0<text:tab/>Use enstore's 0 seeded adler32 CRC algorithm. (default)</text:p>
      <text:p text:style-name="TabbedShort">-1<text:tab/>Use the standardized 1 seeded adler32 CRC algorithm. The actual adler32 algorithm says that the CRC value should be initialized to 1. <text:s/>Enstore uses 0 for this value; not 1. <text:s/></text:p>
      <text:p text:style-name="TabbedShort">-d<text:tab/>Display the output in decimal form (default).</text:p>
      <text:p text:style-name="TabbedShort">-h<text:tab/>Display the output in lower case hexidecimal form.</text:p>
      <text:p text:style-name="TabbedShort">-H<text:tab/>Display the output in upper case hexidecimal form.</text:p>
      <text:p text:style-name="TabbedShort">-a<text:tab/>Display both the zero and one seeded CRCs in decimal and hexidecimal.</text:p>
      <text:p text:style-name="Text_20_body">For example,</text:p>
      <text:p text:style-name="CommandLine">$ ecrc -v ~/test_files/10MB_002</text:p>
      <text:p text:style-name="P5">size 10485760 buf_size 1048576 blocks 10 rest 0 CRC 1294565006</text:p>
      <text:p text:style-name="P6"/>
      <text:p text:style-name="Text_20_body">To see what CRC information Enstore knows, see section 9.4 <text:span text:style-name="Emphasis">enstore pnfs</text:span>, in particular the<text:span text:style-name="file"> --xref </text:span>option of the<text:span text:style-name="file"> enstore pnfs </text:span>command.</text:p>
      <text:h text:style-name="Heading_20_3" text:outline-level="3">ddencp</text:h>
      <text:p text:style-name="Text_20_body">The program <text:span text:style-name="Bold">ddencp</text:span> copies a local file to another local file. <text:s/>It uses the same mechanism that <text:span text:style-name="Bold">encp</text:span> uses. <text:s/>Its uses include: measuring disk rates, <text:s/>checking for disk problems and determining which filesystems support <text:s/>different types of i/o.</text:p>
      <text:p text:style-name="Text_20_body">Usage: </text:p>
      <text:p text:style-name="CommandLine">ddencp [-cevt] [-a &lt;# of buffers&gt;] [-b &lt;buffer size&gt;] \</text:p>
      <text:p text:style-name="CommandLine"><text:s/>[-l &lt;mmap buffer size&gt;] [-dmSDR] &lt;source_file&gt; \</text:p>
      <text:p text:style-name="CommandLine"><text:s/>[-dmSDR] &lt;dest_file&gt;</text:p>
      <text:p text:style-name="TabbedShort"><text:soft-page-break/>-c<text:tab/>Remove the source file's contents from the filesystems buffer cache before performing the file transfer. <text:s/>This allows the user to always read from disk and get more accurate rates. This option does not work on all systems.</text:p>
      <text:p text:style-name="TabbedShort">-e<text:tab/>Performs a complete readback and CRC check of the destination file.</text:p>
      <text:p text:style-name="TabbedShort">-v<text:tab/>Print out verbose information.</text:p>
      <text:p text:style-name="TabbedShort">-t<text:tab/>Use the multithreaded implementation.</text:p>
      <text:p text:style-name="TabbedShort">-d<text:tab/>Use direct i/o instead of POSIX i/o. <text:s/>This type of i/o bypasses the filesystem's buffer cache.</text:p>
      <text:p text:style-name="TabbedShort">-m<text:tab/>Use memmory mapped i/o instead of POSIX i/o. <text:s/>If -t is also specified the -t switch is ignored.</text:p>
      <text:p text:style-name="TabbedShort">-S<text:tab/>Use the O_SYNC option when opening the file.</text:p>
      <text:p text:style-name="TabbedShort">-D<text:tab/>Use the O_DSYNC option when opening the file.</text:p>
      <text:p text:style-name="TabbedShort">-R<text:tab/>Use the O_RSYNC option when opening the file</text:p>
      <text:p text:style-name="TabbedShort">-A<text:tab/>Use advisory locks when accessing the file.</text:p>
      <text:p text:style-name="TabbedShort">-M <text:tab/>Use mandatory locks when accessing the file.</text:p>
      <text:p text:style-name="TabbedShort">-a<text:tab/>When used with -t, this option specifies the number of buffers that are used for the transfer. <text:s/>(default 3)</text:p>
      <text:p text:style-name="TabbedShort">-b<text:tab/>This specifies the size of the transfer buffer. <text:s/>When used with the -t option, this is the size of each of the buffers. (default 256K)</text:p>
      <text:p text:style-name="TabbedShort">-l<text:tab/>When using memmory mapped i/o, -m, this is the size of each segment of file that is mapped at one time. <text:s/>(default 256K)</text:p>
      <text:p text:style-name="CommandIndent"/>
      <text:p text:style-name="P7">Some of the switches above should have pointing fingers and bombs. <text:s/>They should match those from encp.</text:p>
      <text:p text:style-name="Text_20_body">The position of the -d, -m, -S, -D and -R switches does effect the behavior. <text:s/>If the switch appears before the source_file, then it is active for just the source file. <text:s/>If it appears after the source file, but before the destination file then it only effects the destination file. <text:s/>To use the same switch for both the source and destination it must be specifed twice, once for each file.</text:p>
      <text:p text:style-name="Text_20_body"><text:soft-page-break/>To read a source file with mandatory locks, the set-gid-bit needs to be set with the group execute bit turned off. <text:s/>On Linux, to use mandatory locks the file system needs to be mounted with the “mand” option enabled.</text:p>
      <text:h text:style-name="Heading_20_3" text:outline-level="3">en_check</text:h>
      <text:p text:style-name="Text_20_body">This command determines if a file is on tape.</text:p>
      <text:p text:style-name="Text_20_body">Usage: <text:s/></text:p>
      <text:p text:style-name="CommandLine">en_check &lt;pnfs_path&gt;</text:p>
      <text:p text:style-name="Text_20_body">Results (exit statuses):</text:p>
      <text:p text:style-name="TabbedShort">0<text:tab/>file is on tape</text:p>
      <text:p text:style-name="TabbedShort">1<text:tab/>file is not on tape</text:p>
      <text:p text:style-name="TabbedShort">2<text:tab/>it was unable to determine (at this time) if it is on tape or is not on tape (Reasons for exit status 2 include but are not limited to: Enstore is down for maintenance, or the tape on which the file is believed to exist is in NOACCESS or NOTALLOWED state.)</text:p>
      <text:p text:style-name="Text_20_body"/>
      <text:p text:style-name="Text_20_body">With the use of dCache, obtaining a non-success exit status is expected until dCache writes the file into Enstore.</text:p>
      <text:h text:style-name="Heading_20_3" text:outline-level="3">enmv</text:h>
      <text:p text:style-name="Text_20_body">This is an Enstore and PNFS aware mv like utility. <text:s/>It moves one file at a time. <text:s/>It does not move directories.</text:p>
      <text:p text:style-name="Text_20_body">Usage:</text:p>
      <text:p text:style-name="CommandLine">enmv [-h | --help | --usage] [--verbose &lt;level&gt;] &lt;source file&gt; \ &lt;destination file&gt;</text:p>
      <text:p text:style-name="Text_20_body"><text:span text:style-name="Command">enmv</text:span> is necessary for moving files between directories in different PNFS databases. <text:s/>Using <text:span text:style-name="Command">mv</text:span> to move a file accross PNFS databases will result in lost metadata.</text:p>
      <text:h text:style-name="P4" text:outline-level="2" text:is-list-header="true"><text:soft-page-break/>Download Files from Enstore Media</text:h>
      <text:p text:style-name="P8">Determine order of files on volume</text:p>
      <text:p text:style-name="P7">If you retrieve more than one file with a single command, enstore will optimize the order of file retrieval for you. <text:s/>However if you retrieve files one at a time, you should know the order of the files on a volume in order to make the file retrieval most efficient. <text:s/></text:p>
      <text:p text:style-name="P7">You can get this information for each file from the pnfs file entry. <text:s/>First find filename, then its bfid, and from there you can find the volume.</text:p>
      <text:p text:style-name="P3">% cd /pnfs/storage-group/dir/from/which/to/copy/file/</text:p>
      <text:p text:style-name="P3">% ls</text:p>
      <text:p text:style-name="P3">% enstore pnfs --bfid &lt;filename&gt; </text:p>
      <text:p text:style-name="P3">% enstore file --bfid &lt;bfid&gt;</text:p>
      <text:p text:style-name="Text_20_body"><text:span text:style-name="T3">In the output, look for the</text:span><text:span text:style-name="file"><text:span text:style-name="T3"> external_label </text:span></text:span><text:span text:style-name="T3">which gives the volume. <text:s/>Once you know the volume, follow this path to the web page showing the volume contents in order:</text:span></text:p>
      <text:list text:style-name="L2">
        <text:list-item>
          <text:p text:style-name="P17"><text:span text:style-name="T3">Start at the </text:span><text:span text:style-name="ref_5f_doc"><text:span text:style-name="T3">Fermilab Mass Storage System</text:span></text:span><text:span text:style-name="T3"> page </text:span><text:a xlink:type="simple" xlink:href="http://hppc.fnal.gov/enstore/"><text:span text:style-name="WebJump"><text:span text:style-name="T3">http://hppc.fnal.gov/enstore/</text:span></text:span></text:a><text:span text:style-name="T3">.</text:span></text:p>
        </text:list-item>
        <text:list-item>
          <text:p text:style-name="P18">Click on your experiment’s enstore installation.</text:p>
        </text:list-item>
        <text:list-item>
          <text:p text:style-name="P18">Scroll down and click <text:span text:style-name="EmpBold">Tape Inventory</text:span> (under <text:span text:style-name="ref_5f_doc">Information</text:span>) to get to the page showing all volumes currently declared to that enstore installation (this shows all labelled tapes; in robot or not, written or not):</text:p>
        </text:list-item>
      </text:list>
      <text:p text:style-name="P10"><text:soft-page-break/><draw:frame draw:style-name="fr1" draw:name="graphics1" text:anchor-type="as-char" svg:width="5.3752in" svg:height="4.5417in" draw:z-index="0"><draw:image xlink:href="Pictures/2000000D0000A0D1000087E93C706DE3.wmf" xlink:type="simple" xlink:show="embed" xlink:actuate="onLoad"/></draw:frame></text:p>
      <text:list text:style-name="L2" text:continue-numbering="true">
        <text:list-item>
          <text:p text:style-name="P18">Click on the volume of interest to get a real-time listing of its contents (be prepared to wait a minute or so for the information to load).</text:p>
        </text:list-item>
        <text:list-item>
          <text:p text:style-name="P18">On the listing page, you’ll see some header information; scroll down to see the file listing. <text:s/>Note that the files are listed in the order they appear on the volume (see the file location cookie entries):</text:p>
        </text:list-item>
      </text:list>
      <text:p text:style-name="P10"><text:soft-page-break/><draw:frame draw:style-name="fr1" draw:name="graphics2" text:anchor-type="as-char" svg:width="5.389in" svg:height="4.5555in" draw:z-index="1"><draw:image xlink:href="Pictures/2000000D0000A1060000881EDD61A5BE.wmf" xlink:type="simple" xlink:show="embed" xlink:actuate="onLoad"/></draw:frame></text:p>
      <text:h text:style-name="Heading_20_2" text:outline-level="2">More about Encp</text:h>
      <text:h text:style-name="Heading_20_3" text:outline-level="3">Preventing Unwanted Overwriting</text:h>
      <text:p text:style-name="Text_20_body">When an <text:span text:style-name="Bold">encp</text:span> job starts, it first creates a zero length output file for every input file. In this way it reserves the necessary filenames and thus prevents another party from starting a competing <text:span text:style-name="Bold">encp</text:span> process which would clobber the first.</text:p>
      <text:h text:style-name="Heading_20_3" text:outline-level="3">Killing an encp Process</text:h>
      <text:p text:style-name="Text_20_body">There are four traditional ways to abort a process:</text:p>
      <text:list text:style-name="L3">
        <text:list-item>
          <text:p text:style-name="P22">Ctrl-C (SIGINT)</text:p>
        </text:list-item>
        <text:list-item>
          <text:p text:style-name="P22">Ctrl-\ (SIGQUIT)</text:p>
        </text:list-item>
        <text:list-item>
          <text:p text:style-name="P22"><text:soft-page-break/>kill (SIGTERM)</text:p>
        </text:list-item>
        <text:list-item>
          <text:p text:style-name="P22">kill -9 (SIGKILL)</text:p>
        </text:list-item>
      </text:list>
      <text:p text:style-name="Text_20_body">The first three result in <text:span text:style-name="Bold">encp</text:span> removing any remaining zero length files (as discussed directly above). <text:s/>With a “kill -9”, no cleanup occurs. <text:s/>For multi-file transfers, files successfully transferred before the signal is caught will be left alone.</text:p>
      <text:h text:style-name="Heading_20_3" text:outline-level="3">Encp Transfer Rates Defined</text:h>
      <text:p text:style-name="Text_20_body">You can find out the network rates by running the command<text:span text:style-name="Command"> encp --verbose 1 </text:span>or from the <text:span text:style-name="Bold">Encp History</text:span> page (see section 10.10 <text:span text:style-name="Emphasis">Encp History</text:span>).</text:p>
      <text:p text:style-name="TabbedList"><text:alphabetical-index-mark text:string-value="network transfer" text:key1="network transfer rate;rate"/>Network transfer rate<text:tab/>The rate at which the file was transferred over the network between the <text:span text:style-name="product_5f_name">encp</text:span> node and the mover node, in megabytes per second.</text:p>
      <text:p text:style-name="TabbedList"><text:alphabetical-index-mark text:string-value="transfer" text:key1="transfer rate;rate"/>Transfer rate<text:tab/>The rate measured when moving the file between the disk local to <text:span text:style-name="product_5f_name">encp</text:span> and the tape, in megabytes per second (includes reading file, network transfer of file and writing file; does not include tape mount or seek times).</text:p>
      <text:p text:style-name="TabbedList"><text:alphabetical-index-mark text:string-value="drive" text:key1="drive rate;rate"/>Drive rate<text:tab/>The rate measured when reading/writing from/to the tape drive, in megabytes per second.</text:p>
      <text:p text:style-name="TabbedList"><text:alphabetical-index-mark text:string-value="disk" text:key1="disk rate;rate"/>Disk rate<text:tab/>The rate of reading/writing the file from/to the disk local to <text:span text:style-name="product_5f_name">encp</text:span>, in megabytes per second.</text:p>
      <text:p text:style-name="TabbedList"><text:alphabetical-index-mark text:string-value="overall" text:key1="overall rate;rate"/>Overall rate<text:tab/>The rate for the overall process (from when the mover connects to <text:span text:style-name="product_5f_name">encp</text:span> until the mover sends its final “success or failure” message to <text:span text:style-name="product_5f_name">encp</text:span>), including all <text:span text:style-name="product_5f_name">encp</text:span> and media overhead, in megabytes per second (this does not include time spent in the library manager queue).</text:p>
      <text:p text:style-name="Text_20_body">Without the --threaded switch the network and disk rates will be reported as the same.</text:p>
      <text:h text:style-name="Heading_20_3" text:outline-level="3">Isolating Source of Bottlenecks</text:h>
      <text:p text:style-name="Text_20_body"><text:span text:style-name="Bold">Encp</text:span> (as of v3_1) supports isolating the rate transfers in the tape, disk and network via the option<text:span text:style-name="Command"> --threaded </text:span>used in conjunction with the option<text:span text:style-name="Command"> --verbose </text:span>with a value of 1 or higher. <text:s/>If <text:span text:style-name="Command">--threaded </text:span>is not specified, then the network and disk rates are calculated the same way as before, and display the same value as one another. <text:s/>The various rates are defined in the online monitoring pages, under <text:span text:style-name="Bold">Encp</text:span> History Help. <text:s/>See, for example, <text:span text:style-name="WebJump">http://www-stken.fnal.gov/enstore/encpHelp.html</text:span>.</text:p>
      <text:p text:style-name="Text_20_body"><text:soft-page-break/>Here is an example without<text:span text:style-name="Command"> --threaded </text:span>(with off-topic output removed for brevity):</text:p>
      <text:p text:style-name="CommandLine">% encp --verbose 1 /pnfs/xyz/10MB_002 /tmp/myfile</text:p>
      <text:p text:style-name="Text_20_body">with output:</text:p>
      <text:p text:style-name="Output">...</text:p>
      <text:p text:style-name="Output">Transfer /pnfs/xyz/10MB_002 -&gt; /tmp/myfile: 10485760 bytes copied from ‘TEST01’ at 1.57 <text:s/>MB/S </text:p>
      <text:p text:style-name="Output">(1.67 MB/S network) (2.87 MB/S drive) (1.67 MB/S disk) </text:p>
      <text:p text:style-name="Output">...</text:p>
      <text:p text:style-name="Output">Completed transferring 10485760 bytes in 1 files in 14.2875500917 sec.</text:p>
      <text:p text:style-name="Output">Overall rate = 0.7 MB/sec. Drive rate = 2.87 MB/sec.</text:p>
      <text:p text:style-name="Output">Network rate = 1.67 MB/sec. Exit status = 0.</text:p>
      <text:p text:style-name="Text_20_body">Note in the above output, the network and disk rates are the same.</text:p>
      <text:p text:style-name="Text_20_body">Here is an example with<text:span text:style-name="Command"> --threaded </text:span>and<text:span text:style-name="Command"> verbose 1 </text:span>(abbreviated output); note that the rates are separated, so that you can see where the bottleneck is (the disk, in this case):</text:p>
      <text:p text:style-name="CommandLine">% encp --verbose 1 --threaded /pnfs/xyz/10MB_002 /tmp/myfile</text:p>
      <text:p text:style-name="Text_20_body">It produces output:</text:p>
      <text:p text:style-name="Output">...</text:p>
      <text:p text:style-name="Output">Transfer /pnfs/xyz/10MB_002 -&gt; /tmp/myfile: </text:p>
      <text:p text:style-name="Output">10485760 bytes copied from ‘TEST01’ at 2.41 <text:s/>MB/S </text:p>
      <text:p text:style-name="Output">(8.09 MB/S network) (9.36 MB/S drive) (2.71 MB/S disk) </text:p>
      <text:p text:style-name="Output">...</text:p>
      <text:p text:style-name="Output">Completed transferring 10485760 bytes in 1 files in 14.9129179716 sec.</text:p>
      <text:p text:style-name="Output">Overall rate = 0.671 MB/sec. Drive rate = 9.36 MB/sec.</text:p>
      <text:p text:style-name="Output">Network rate = 8.09 MB/sec. Exit status = 0.</text:p>
      <text:p text:style-name="Text_20_body">The network and drive each have rates above 8 MB/s, and the disk rate is only 2.71 MB/s.</text:p>
      <text:h text:style-name="Heading_20_3" text:outline-level="3">Encp Error Handling</text:h>
      <text:p text:style-name="Text_20_body"><text:span text:style-name="Bold">Encp</text:span> has functionality to retry and resubmit requests, where we distinguish between these two terms. <text:s/><text:span text:style-name="Bold">Encp</text:span> will <text:span text:style-name="Emphasis">retry</text:span> (i.e., resend) a request after an error occurs. <text:s/><text:span text:style-name="Bold">Encp</text:span> will <text:s/><text:span text:style-name="Emphasis">resubmit</text:span> a request if it has been waiting for a mover for over 15 minutes; this is not due <text:soft-page-break/>to an error condition but rather to keep queues current regardless of the server condition. <text:s/>The <text:span text:style-name="Bold">encp</text:span> exit statuses are zero (0) for success, one (1) for error.</text:p>
      <text:p text:style-name="Text_20_body">There are two general classifications of errors in <text:span text:style-name="Bold">encp</text:span>: those that can be retried and those that can’t. <text:s/>Three “retriable” errors can occur before the error “TOO_MANY_RETRIES” occurs.</text:p>
      <text:p text:style-name="Text_20_body">The most common nonretriable errors include:</text:p>
      <text:p text:style-name="TabbedList">NOACCESS<text:tab/>the system has marked the volume as “potentially” bad</text:p>
      <text:p text:style-name="TabbedList">NOTALLOWED<text:tab/>an enstore administrator has marked a tape as unavailable for user access</text:p>
      <text:p text:style-name="TabbedList">USERERROR<text:tab/>usually is a file accessibility problem (doesn’t exist, has wrong permissions, etc.)</text:p>
      <text:p text:style-name="Text_20_body">Among the less common ones, there are:</text:p>
      <text:p text:style-name="TabbedList">VERSION_MISMATCH<text:tab/></text:p>
      <text:p text:style-name="TabbedList"><text:tab/>the <text:span text:style-name="Bold">encp</text:span> version is no longer compatible with the running Enstore system</text:p>
      <text:p text:style-name="TabbedList">CRC_MISMATCH<text:tab/>indicates a corruption error</text:p>
      <text:p text:style-name="TabbedList">FILE_WAS_MODIFIED<text:tab/></text:p>
      <text:p text:style-name="TabbedList"><text:tab/><text:span text:style-name="Bold">encp</text:span> determined that another process modified the file during the transfer</text:p>
      <text:p text:style-name="Text_20_body">Ask your Enstore administrator if you see others.</text:p>
      <text:h text:style-name="Heading_20_3" text:outline-level="3">Finding files in different Enstore Systems</text:h>
      <text:p text:style-name="TabbedList">File reads:<text:tab/>When reading from Enstore, <text:span text:style-name="Bold">encp</text:span> can determine whether the current value of $ENSTORE_CONFIG_HOST (see section <text:bookmark-ref text:reference-format="text" text:ref-name="RTF65006e00730074006f007200"/>) is pointing to the Enstore system that contains the requested file. <text:s/>If it points to the wrong one, <text:span text:style-name="Bold">encp</text:span> will try the other Enstore installations to find the requested file. <text:s/>If the file is found, <text:span text:style-name="Bold">encp</text:span> will retrieve the file; if the file is not found on any Enstore system, an error is returned to the user.</text:p>
      <text:p text:style-name="TabbedList">File writes:<text:tab/>When writing to Enstore; the value of $ENSTORE_CONFIG_HOST is always used.</text:p>
      <text:h text:style-name="Heading_20_3" text:outline-level="3"><text:soft-page-break/>Order of Processing Queued Requests</text:h>
      <text:p text:style-name="Text_20_body">For reads, files are sorted out by volume. <text:s/>When all files from a single volume are complete, the next volume’s files are requested.</text:p>
      <text:p text:style-name="Text_20_body">For writes, one file at a time is submitted to the library manager. <text:s/>The order is that in which the files are specified on the command line. The tape is kept mounted during file writes on a best-effort basis. <text:s/>See Chapter 11: <text:s/><text:span text:style-name="Emphasis">Job Priority and Queue Management</text:span> for more information.</text:p>
      <text:h text:style-name="Heading_20_3" text:outline-level="3">NULL File Directories</text:h>
      <text:p text:style-name="Text_20_body">When <text:span text:style-name="product_5f_name">encp</text:span> accesses files via a null mover, a directory in the filepath must contain the name NULL, e.g.,<text:span text:style-name="path"> /pnfs/expt1/NULL/myfile</text:span>.</text:p>
      <text:h text:style-name="Heading_20_3" text:outline-level="3">Important Environment Variables</text:h>
      <text:p text:style-name="Text_20_body">There are two important environment variables that are generally set in the Enstore setup script. <text:s/>Users who work on more than one Enstore system (e.g., stken and cdfen) at a time in different windows may need to know about these in case they use the wrong window for a particular Enstore system! </text:p>
      <text:p text:style-name="Text_20_body">The variables are:</text:p>
      <text:p text:style-name="TabbedList">$ENSTORE_CONFIG_HOST</text:p>
      <text:p text:style-name="TabbedList"><text:tab/>points to the Enstore server that is running the configuration server (see section 8.6 <text:span text:style-name="Emphasis">Configuration Server</text:span>).</text:p>
      <text:p text:style-name="TabbedList"><draw:frame draw:style-name="fr1" draw:name="graphics3" text:anchor-type="as-char" svg:width="0.361in" svg:height="0.25in" draw:z-index="2"><draw:image xlink:href="Pictures/2000000D00000B93000007F5640BEEB1.wmf" xlink:type="simple" xlink:show="embed" xlink:actuate="onLoad"/></draw:frame><text:tab/>All production systems currently use srv2 (i.e., cdfensrv2, d0ensrv2 or stkensrv2) as the $ENSTORE_CONFIG_HOST computer. This is different from the computer from which the pnfs filesystem is mounted (which is srv1, i.e., cdfensrv1, d0ensrv1, stkensrv1). </text:p>
      <text:p text:style-name="TabbedList">$ENSTORE_CONFIG_PORT</text:p>
      <text:p text:style-name="TabbedList"><text:tab/>sets the port number; the value is (by convention) 7500 for all installations at Fermilab.</text:p>
      <text:p text:style-name="TabbedList">$ENSTORE_RANDOM_UB</text:p>
      <text:p text:style-name="TabbedList"><text:soft-page-break/>$ENSTORE_RANDOM_LB</text:p>
      <text:p text:style-name="TabbedList"><text:tab/>When reading from <text:span text:style-name="file">/dev/zero</text:span>, <text:span text:style-name="file">/dev/random</text:span> or <text:span text:style-name="file">/dev/urandom</text:span> these represent the upper and lower bounds the random amount of data to read in bytes.</text:p>
      <text:p text:style-name="TabbedList">$ENCP_CANONICAL_DOMAINNAME</text:p>
      <text:p text:style-name="TabbedList"><text:tab/>When reading files; <text:span text:style-name="T5">encp</text:span> attempts to resolve the given name with names like <text:span text:style-name="T6">/pnfs/xyz</text:span>, <text:span text:style-name="T6">/pnfs/fs/usr/xyz</text:span> and <text:span text:style-name="T6">/pnfs/&lt;network_name&gt;/usr/xyz</text:span>. <text:s/>If the hostname name of the current host resolves, for example to pool.storage.fnal.gov, then <text:span text:style-name="T5">encp</text:span> would look for <text:span text:style-name="T6">/pnfs/storage.fnal.gov/usr/xyz</text:span>. <text:s/>If the real path is <text:span text:style-name="T6">/pnfs/fnal.gov/usr/xyz</text:span>, then we need to set ENCP_CANONICAL_DOMAINNAME to fnal.gov for <text:span text:style-name="T5">encp</text:span> to automatically try the correct canonical PNFS path.</text:p>
      <text:h text:style-name="Heading_20_3" text:outline-level="3">Encp Limitations</text:h>
      <text:p text:style-name="Text_20_body">Encp does not work from behind a firewall. <text:s/>It uses an “active” protcol for data transmition.</text:p>
      <text:p text:style-name="Text_20_body">New versions of Linux come with an internal firewall enabled by default. <text:s/>To use <text:span text:style-name="Command">encp</text:span> on these nodes the firewall must be disabled first.</text:p>
      <text:h text:style-name="Heading_20_2" text:outline-level="2">Encp Command Options</text:h>
      <text:p text:style-name="Text_20_body">In this section, we have placed a bomb in front of any option that should be used with utmost care; these options, if misused, can adversely affect not only your jobs, but those of others, as well. <text:s/>We have placed a pointing finger in front of options that, if misused, may adversely affect your own job, but not others’ jobs.</text:p>
      <text:p text:style-name="Standard"/>
      <text:p text:style-name="TabbedIndent2"><draw:frame draw:style-name="fr1" draw:name="graphics4" text:anchor-type="as-char" svg:width="0.361in" svg:height="0.4583in" draw:z-index="3"><draw:image xlink:href="Pictures/2000000D00000B7900000E295F865BCB.wmf" xlink:type="simple" xlink:show="embed" xlink:actuate="onLoad"/></draw:frame>--age-time &lt;AGE_TIME&gt;<text:tab/>Specifies the time period, in minutes, after which the priority is eligible to change from the current job priority. <text:s/>We recommend that you do not set this, just use the default (which is “never”).</text:p>
      <text:p text:style-name="TabbedIndent2"><draw:frame draw:style-name="fr1" draw:name="graphics5" text:anchor-type="as-char" svg:width="0.361in" svg:height="0.25in" draw:z-index="4"><draw:image xlink:href="Pictures/2000000D00000B93000007F5640BEEB1.wmf" xlink:type="simple" xlink:show="embed" xlink:actuate="onLoad"/></draw:frame>--array-size &lt;ARRAY_SIZE)<text:tab/>Sets the number of <text:soft-page-break/>buffers in the array. If --threaded is specified but this option is not, array-size defaults to 3. <text:s/>If this is used without --threaded, this value becomes 1 and is ignored. <text:s/>Changing this value for multi-threaded transfers may increase transfer speed.</text:p>
      <text:p text:style-name="TabbedIndent2"><draw:frame draw:style-name="fr1" draw:name="graphics6" text:anchor-type="as-char" svg:width="0.361in" svg:height="0.25in" draw:z-index="5"><draw:image xlink:href="Pictures/2000000D00000B93000007F5640BEEB1.wmf" xlink:type="simple" xlink:show="embed" xlink:actuate="onLoad"/></draw:frame>--buffer-size &lt;BUFFER_SIZE&gt;<text:tab/></text:p>
      <text:p text:style-name="TabbedIndent2"><text:tab/>Sets the number of bytes of data to transfer at one time (default is 256k). <text:s/>Increasing this value may increase transfer speed. <text:s/>This value must remain lower than the available memory.</text:p>
      <text:p text:style-name="TabbedIndent2"><draw:frame draw:style-name="fr1" draw:name="graphics7" text:anchor-type="as-char" svg:width="0.361in" svg:height="0.25in" draw:z-index="6"><draw:image xlink:href="Pictures/2000000D00000B93000007F5640BEEB1.wmf" xlink:type="simple" xlink:show="embed" xlink:actuate="onLoad"/></draw:frame>--bypass-filesystem-max-filesize-check<text:tab/></text:p>
      <text:p text:style-name="TabbedIndent2"><text:tab/>Disables the check to protect against the user reading from Enstore a file larger than the maximum size file the local filesystem supports. Use this switch with care.</text:p>
      <text:p text:style-name="TabbedIndent2">--check<text:tab/>Checks that enstore is running, that the metadata is ok, and that <text:span text:style-name="Bold">encp</text:span> would thus start. Running the <text:span text:style-name="Bold">encp </text:span>command successfully using this switch is not sufficient to guarantee that a transfer would succeed.</text:p>
      <text:p text:style-name="TabbedIndent2"><text:tab/>Result of 0 is success, 1 is failure, 2 means indeterminable at this time.</text:p>
      <text:p text:style-name="TabbedIndent2">--copies &lt;COPIES&gt;<text:tab/>Directs <text:span text:style-name="T5">encp</text:span> to write &lt;COPIES&gt; number of additional multiple copies on tape. <text:s/>A value of zero is the default; indicating that only the original should be written.</text:p>
      <text:p text:style-name="TabbedIndent2"><text:tab/>It is possible to enable this feature by setting the library tag to contain a comma separated list of libraries without any white space.</text:p>
      <text:p text:style-name="TabbedIndent2">--copy &lt;COPY&gt;<text:tab/>Directs <text:span text:style-name="T5">encp</text:span> to read the &lt;COPY&gt; number multiple copy on tape. <text:s/>A value of zero is the default; indicating that the original should be read.</text:p>
      <text:p text:style-name="TabbedIndent2">--data-access-layer<text:tab/>Turns on special status printing; output has standardized format whether error occurred or not.</text:p>
      <text:p text:style-name="TabbedIndent2"><draw:frame draw:style-name="fr1" draw:name="graphics8" text:anchor-type="as-char" svg:width="0.361in" svg:height="0.4028in" draw:z-index="7"><draw:image xlink:href="Pictures/2000000D00000B7900000C9C4AB61BCE.wmf" xlink:type="simple" xlink:show="embed" xlink:actuate="onLoad"/></draw:frame>--delayed-dismout &lt;DELAY&gt;<text:tab/>Specifies time period <text:soft-page-break/>in minutes to delay dismount of volume. <text:s/>Use this to tell Enstore: “More work is coming for the volume, don’t dismount the volume too quickly once the current transfer is completed.”</text:p>
      <text:p text:style-name="TabbedIndent2"><draw:frame draw:style-name="fr1" draw:name="graphics9" text:anchor-type="as-char" svg:width="0.361in" svg:height="0.4028in" draw:z-index="8"><draw:image xlink:href="Pictures/2000000D00000B7900000C9C4AB61BCE.wmf" xlink:type="simple" xlink:show="embed" xlink:actuate="onLoad"/></draw:frame>--delpri &lt;DELPRI&gt;<text:tab/>Changes the initial job priority by specified value after a period given by the age-time switch. <text:s/>We recommend that you don’t set this, just use the default (1).</text:p>
      <text:p text:style-name="TabbedIndent2"><draw:frame draw:style-name="fr1" draw:name="graphics10" text:anchor-type="as-char" svg:width="0.361in" svg:height="0.25in" draw:z-index="9"><draw:image xlink:href="Pictures/2000000D00000B93000007F5640BEEB1.wmf" xlink:type="simple" xlink:show="embed" xlink:actuate="onLoad"/></draw:frame>--direct-io<text:tab/>Uses direct I/O for disk access on supporting file systems<text:note text:id="ftn1" text:note-class="footnote"><text:note-citation>1</text:note-citation><text:note-body><text:p text:style-name="P9">Direct I/O is not universally supported; some filesystems, versions of filesystems, kernels, etc. do not support it. <text:s/>If this doesn’t work for you, contact an enstore admin, and communicate your kernel, library versions, filesystem and filesystem version.</text:p></text:note-body></text:note>. <text:s/>Generally, direct I/O makes disk access slower. <text:s/>But when the size of the read/write buffer is made large enough, say, 64Mb or larger, direct I/O is faster because of the skipped memory-to-memory copy.</text:p>
      <text:p text:style-name="TabbedIndent2">--ecrc<text:tab/>(stands for Enstore crc) This can be used when reading from Enstore. <text:s/>After a file is written to disk, this causes Enstore to reread the disk copy of the file and recalculate the checksum on it.</text:p>
      <text:p text:style-name="TabbedIndent2"><draw:frame draw:style-name="fr1" draw:name="graphics11" text:anchor-type="as-char" svg:width="0.361in" svg:height="0.4028in" draw:z-index="10"><draw:image xlink:href="Pictures/2000000D00000B7900000C9C4AB61BCE.wmf" xlink:type="simple" xlink:show="embed" xlink:actuate="onLoad"/></draw:frame>--ephemeral<text:note text:id="ftn2" text:note-class="footnote"><text:note-citation>2</text:note-citation><text:note-body><text:p text:style-name="P9">The options --ephemeral and --file-family require care when used so that tapes do not get mounted in a way that causes improper and/or inefficient tape usage. <text:s/>Beware of runaway scripts!</text:p></text:note-body></text:note><text:tab/>This option creates a temporary file family of name “ephemeral”, and copies files to this ephemeral file family on storage media in the order specified. <text:s/><text:span text:style-name="T3">Once data is written, its file family is changed to &lt;tape_label_name&gt;.ephemeral. </text:span>Overrides file family tag in /pnfs destination directory.</text:p>
      <text:p text:style-name="TabbedIndent2"><draw:frame draw:style-name="fr1" draw:name="graphics12" text:anchor-type="as-char" svg:width="0.361in" svg:height="0.4028in" draw:z-index="11"><draw:image xlink:href="Pictures/2000000D00000B7900000C9C4AB61BCE.wmf" xlink:type="simple" xlink:show="embed" xlink:actuate="onLoad"/></draw:frame>--file-family &lt;FILE_FAMILY&gt;<text:tab/></text:p>
      <text:p text:style-name="TabbedIndent2"><text:tab/>This is used to write data on volumes assigned to specified file family. Overrides file family tag in /pnfs destination directory. <text:s/>(Footnote for --ephemeral applies here, too.)</text:p>
      <text:p text:style-name="TabbedIndent2">--help<text:tab/>Displays the list of options for <text:span text:style-name="Bold">encp</text:span>.</text:p>
      <text:p text:style-name="TabbedIndent2"><draw:frame draw:style-name="fr1" draw:name="graphics13" text:anchor-type="as-char" svg:width="0.361in" svg:height="0.25in" draw:z-index="12"><draw:image xlink:href="Pictures/2000000D00000B93000007F5640BEEB1.wmf" xlink:type="simple" xlink:show="embed" xlink:actuate="onLoad"/></draw:frame>--mmap-io<text:tab/>Uses memory-mapped I/O for disk access on supporting file <text:soft-page-break/>systems (see the <text:span text:style-name="Emphasis">Enstore Glossary</text:span> for an explanation). <text:s/>Make sure you have read and write permissions on the file.</text:p>
      <text:p text:style-name="TabbedIndent2"><draw:frame draw:style-name="fr1" draw:name="graphics14" text:anchor-type="as-char" svg:width="0.361in" svg:height="0.25in" draw:z-index="13"><draw:image xlink:href="Pictures/2000000D00000B93000007F5640BEEB1.wmf" xlink:type="simple" xlink:show="embed" xlink:actuate="onLoad"/></draw:frame>--mmap-size &lt;MMAP_SIZE&gt;<text:tab/>The amount of data to map from the file to local memory at one time in bytes (default is 96Mb); use with --mmap-io.</text:p>
      <text:p text:style-name="TabbedIndent2">--no-crc<text:tab/>Tells <text:span text:style-name="Bold">encp</text:span> to bypass the crc<text:note text:id="ftn3" text:note-class="footnote"><text:note-citation>3</text:note-citation><text:note-body><text:p text:style-name="P9">CRC stands for Cyclic Redundancy Check, a type of checksum.</text:p></text:note-body></text:note> on the local file. <text:s/>(For the minor performance enhancement that this affords, we discourage use of this option.)</text:p>
      <text:p text:style-name="TabbedIndent2">--pnfs-is-automounted<text:tab/>Typically, users should not automount pnfs. <text:s/>If you do, you can specify this option. <text:s/>It alerts <text:span text:style-name="Bold">encp</text:span> to retry errors due to known OS automounting problems. <text:s/></text:p>
      <text:p text:style-name="TabbedIndent2"><text:tab/>Do not use this in non-automounted cases; it can slow the setup of the transfer.</text:p>
      <text:p text:style-name="TabbedIndent2"><draw:frame draw:style-name="fr1" draw:name="graphics15" text:anchor-type="as-char" svg:width="0.361in" svg:height="0.4028in" draw:z-index="14"><draw:image xlink:href="Pictures/2000000D00000B7900000C9C4AB61BCE.wmf" xlink:type="simple" xlink:show="embed" xlink:actuate="onLoad"/></draw:frame>--priority &lt;PRIORITY&gt;<text:tab/>Sets the initial job priority to the specified integer value. <text:s/>We recommend that you don’t set this, just use the default.</text:p>
      <text:p text:style-name="TabbedIndent2">--threaded<text:tab/>Multithreads the actual data transfer.</text:p>
      <text:p text:style-name="TabbedIndent2">--usage<text:tab/>Displays information about the<text:span text:style-name="Command"> encp </text:span>options.</text:p>
      <text:p text:style-name="TabbedIndent2">--verbose &lt;LEVEL&gt;<text:tab/>Changes the amount of information printed about the transfer; provide an integer value. <text:s/>Default is 0. Larger integer numbers provide more “verbosity”. <text:s/>Largest meaningful number may change as development continues.</text:p>
      <text:p text:style-name="TabbedIndent2">--version<text:tab/>Displays <text:span text:style-name="Bold">encp</text:span> version information.</text:p>
      <text:p text:style-name="Body"><draw:frame draw:style-name="fr1" draw:name="graphics16" text:anchor-type="as-char" svg:width="0.361in" svg:height="0.25in" draw:z-index="15"><draw:image xlink:href="Pictures/2000000D00000B93000007F5640BEEB1.wmf" xlink:type="simple" xlink:show="embed" xlink:actuate="onLoad"/></draw:frame>If you feel compelled to set<text:span text:style-name="file"> --priority</text:span>,<text:span text:style-name="file"> --delpri </text:span>or<text:span text:style-name="file"> --age-time</text:span>, please email <text:span text:style-name="logon_5f_id">enstore-admin@fnal.gov</text:span> first with an explanation, as the defaults should work in almost all cases and changing them may affect other users. <text:s/>Priority goes in strict number sequence, where a higher number means higher priority. <text:s/>Note that Enstore’s selection of which file to transfer at a given time uses a much more complicated algorithm than simple priority, however. <text:s/>See Chapter 11: <text:s/><text:span text:style-name="Emphasis">Job Priority and Queue Managemen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left="1in" fo:margin-right="0in" fo:margin-top="0in" fo:margin-bottom="0.0835in" fo:text-indent="0in" style:auto-text-indent="false"/>
      <style:text-properties style:font-name="Nimbus Roman No9 L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text-indent="0in" style:auto-text-indent="false" style:page-number="auto"/>
      <style:text-properties style:font-name="Nimbus Sans L"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75in" fo:margin-right="0in" fo:text-indent="-0.5in" style:auto-text-indent="false" fo:padding="0in" fo:border-left="none" fo:border-right="none" fo:border-top="none" fo:border-bottom="0.0008in solid #000000" style:shadow="none"/>
      <style:text-properties style:font-name="Nimbus Sans L"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.25in" fo:margin-right="0in" fo:text-indent="-1in" style:auto-text-indent="false"/>
      <style:text-properties style:font-name="Nimbus Sans L" fo:font-size="16pt" fo:font-weight="bold" style:font-size-asian="14pt" style:font-weight-asian="bold" style:font-size-complex="14pt" style:font-weight-complex="bold"/>
    </style:style>
    <style:style style:name="Body" style:family="paragraph" style:next-style-name="CommandIndent">
      <style:paragraph-properties fo:margin-left="0.25in" fo:margin-right="0in" fo:margin-top="0.0555in" fo:margin-bottom="0.0555in" style:line-height-at-least="0.1945in" fo:text-align="start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CommandIndent" style:family="paragraph">
      <style:paragraph-properties fo:margin-left="0.639in" fo:margin-right="0in" fo:margin-top="0.111in" fo:margin-bottom="0.111in" style:line-height-at-least="0.1945in" fo:text-align="start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Courier New" fo:font-size="12pt" fo:letter-spacing="normal" fo:language="en" fo:country="US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 style:text-emphasize="none" style:text-scale="100%"/>
    </style:style>
    <style:style style:name="CommandLine" style:family="paragraph" style:next-style-name="CommandIndent">
      <style:paragraph-properties fo:margin-left="0.389in" fo:margin-right="0in" fo:margin-top="0.0972in" fo:margin-bottom="0.0972in" style:line-height-at-least="0.1665in" fo:text-align="start" style:justify-single-word="false" fo:text-indent="-0.139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Courier New" fo:font-size="10pt" fo:letter-spacing="normal" fo:language="en" fo:country="US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 style:text-emphasize="none" style:text-scale="100%"/>
    </style:style>
    <style:style style:name="TabbedIndent" style:family="paragraph" style:next-style-name="CommandIndent">
      <style:paragraph-properties fo:margin-left="2in" fo:margin-right="0in" fo:margin-top="0.0835in" fo:margin-bottom="0.0555in" style:line-height-at-least="0.1945in" fo:text-align="start" style:justify-single-word="false" fo:text-indent="-1.25in" style:auto-text-indent="false" style:vertical-align="auto">
        <style:tab-stops>
          <style:tab-stop style:position="2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Output" style:family="paragraph" style:next-style-name="CommandIndent">
      <style:paragraph-properties fo:margin-left="0.5in" fo:margin-right="0in" fo:margin-top="0.028in" fo:margin-bottom="0.028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Courier New" fo:font-size="10pt" fo:letter-spacing="normal" fo:language="en" fo:country="US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text-scale="100%"/>
    </style:style>
    <style:style style:name="Section" style:family="paragraph" style:next-style-name="Body">
      <style:paragraph-properties fo:margin-left="0in" fo:margin-right="0in" fo:margin-top="0.4862in" fo:margin-bottom="0.2083in" style:line-height-at-least="0.3055in" fo:text-align="start" style:justify-single-word="false" fo:text-indent="0in" style:auto-text-indent="false" fo:padding="0in" fo:border-left="none" fo:border-right="none" fo:border-top="none" fo:border-bottom="0.0138in solid #000000" fo:keep-with-next="always" style:vertical-align="auto"/>
      <style:text-properties fo:color="#000000" style:text-line-through-style="none" style:font-name="Times New Roman" fo:font-size="20pt" fo:letter-spacing="normal" fo:language="en" fo:country="US" fo:font-style="normal" style:text-underline-style="none" fo:font-weight="bold" style:font-name-asian="Times New Roman" style:font-size-asian="20pt" style:font-style-asian="normal" style:font-weight-asian="bold" style:font-name-complex="Times New Roman" style:font-size-complex="20pt" style:font-style-complex="normal" style:font-weight-complex="bold" style:text-emphasize="none" style:text-scale="100%"/>
    </style:style>
    <style:style style:name="Enumerate1" style:family="paragraph" style:next-style-name="CommandIndent">
      <style:paragraph-properties fo:margin-left="0.6665in" fo:margin-right="0in" fo:margin-top="0.1252in" fo:margin-bottom="0.0555in" style:line-height-at-least="0.1945in" fo:text-align="start" style:justify-single-word="false" fo:text-indent="-0.1665in" style:auto-text-indent="false" style:vertical-align="auto">
        <style:tab-stops>
          <style:tab-stop style:position="0.194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Enumerate1C" style:family="paragraph" style:next-style-name="CommandIndent">
      <style:paragraph-properties fo:margin-left="0.6665in" fo:margin-right="0in" fo:margin-top="0.1252in" fo:margin-bottom="0.0555in" style:line-height-at-least="0.1945in" fo:text-align="start" style:justify-single-word="false" fo:text-indent="-0.1665in" style:auto-text-indent="false" style:vertical-align="auto">
        <style:tab-stops>
          <style:tab-stop style:position="0.194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TabbedShort" style:family="paragraph" style:next-style-name="CommandIndent">
      <style:paragraph-properties fo:margin-left="1in" fo:margin-right="0in" fo:margin-top="0.0835in" fo:margin-bottom="0.0555in" style:line-height-at-least="0.1945in" fo:text-align="start" style:justify-single-word="false" fo:text-indent="-0.75in" style:auto-text-indent="false" style:vertical-align="auto">
        <style:tab-stops>
          <style:tab-stop style:position="1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Bullet" style:family="paragraph" style:next-style-name="CommandIndent">
      <style:paragraph-properties fo:margin-left="0.5693in" fo:margin-right="0in" fo:margin-top="0.0555in" fo:margin-bottom="0.0555in" style:line-height-at-least="0.1945in" fo:text-align="start" style:justify-single-word="false" fo:text-indent="-0.0693in" style:auto-text-indent="false" style:vertical-align="auto">
        <style:tab-stops>
          <style:tab-stop style:position="0.389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TabbedList" style:family="paragraph" style:next-style-name="CommandIndent">
      <style:paragraph-properties fo:margin-left="1.75in" fo:margin-right="0in" fo:margin-top="0.0835in" fo:margin-bottom="0.0555in" style:line-height-at-least="0.1945in" fo:text-align="start" style:justify-single-word="false" fo:text-indent="-1.5in" style:auto-text-indent="false" style:vertical-align="auto">
        <style:tab-stops>
          <style:tab-stop style:position="1.7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TabbedIndent2" style:family="paragraph" style:next-style-name="CommandIndent">
      <style:paragraph-properties fo:margin-left="2.75in" fo:margin-right="0in" fo:margin-top="0.0835in" fo:margin-bottom="0.0555in" style:line-height-at-least="0.1945in" fo:text-align="start" style:justify-single-word="false" fo:text-indent="-2in" style:auto-text-indent="false" style:vertical-align="auto">
        <style:tab-stops>
          <style:tab-stop style:position="2.7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old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scale="100%"/>
    </style:style>
    <style:style style:name="Emphasis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scale="100%"/>
    </style:style>
    <style:style style:name="product_5f_name" style:display-name="product_name" style:family="text">
      <style:text-properties fo:font-variant="normal" fo:text-transform="none" fo:color="#000000" style:text-line-through-style="none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Command" style:family="text">
      <style:text-properties fo:font-variant="normal" fo:text-transform="none" fo:color="#000000" style:text-line-through-style="none" style:text-position="0% 100%" style:font-name="Courier New" fo:font-size="10pt" fo:letter-spacing="normal" fo:language="en" fo:country="US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 style:text-scale="100%"/>
    </style:style>
    <style:style style:name="RTF_5f_Num_20_2_20_1" style:display-name="RTF_Num 2 1" style:family="text">
      <style:text-properties fo:color="#000000" style:text-line-through-style="none" style:font-name="Times New Roman" fo:font-size="20pt" fo:font-style="normal" style:text-underline-style="none" fo:font-weight="bold"/>
    </style:style>
    <style:style style:name="file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scale="100%"/>
    </style:style>
    <style:style style:name="ref_5f_doc" style:display-name="ref_doc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scale="100%"/>
    </style:style>
    <style:style style:name="WebJump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Bold" style:family="text">
      <style:text-properties fo:font-variant="normal" fo:text-transform="none" fo:color="#000000" style:text-line-through-style="none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ath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scale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ogon_5f_id" style:display-name="logon_id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scale="100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Chapter " style:num-suffix=": " style:num-format="1">
        <style:list-level-properties text:min-label-width="1in" text:min-label-distance="0.15in"/>
      </text:outline-level-style>
      <text:outline-level-style text:level="2" text:style-name="Numbering_20_Symbols" style:num-format="1" text:display-levels="2">
        <style:list-level-properties text:space-before="0.25in" text:min-label-width="0.5in" text:min-label-distance="0.15in"/>
      </text:outline-level-style>
      <text:outline-level-style text:level="3" text:style-name="Numbering_20_Symbols" style:num-format="1" text:display-levels="3">
        <style:list-level-properties text:space-before="0.25in"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6.7  " style:num-format="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right_5f_page_5f_footer" style:display-name="right_page_footer" style:family="table">
      <style:table-properties style:width="6.9146in" fo:margin-left="0in" fo:margin-right="0.0104in" table:align="margins"/>
    </style:style>
    <style:style style:name="right_5f_page_5f_footer.A" style:display-name="right_page_footer.A" style:family="table-column">
      <style:table-column-properties style:column-width="6.4417in" style:rel-column-width="61056*"/>
    </style:style>
    <style:style style:name="right_5f_page_5f_footer.B" style:display-name="right_page_footer.B" style:family="table-column">
      <style:table-column-properties style:column-width="0.4729in"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0.0139in solid #000000" fo:border-bottom="none"/>
    </style:style>
    <style:style style:name="left_5f_page_5f_footer" style:display-name="left_page_footer" style:family="table">
      <style:table-properties style:width="6.9292in" fo:margin-left="0in" fo:margin-right="-0.0021in" table:align="margins"/>
    </style:style>
    <style:style style:name="left_5f_page_5f_footer.A" style:display-name="left_page_footer.A" style:family="table-column">
      <style:table-column-properties style:column-width="0.416in" style:rel-column-width="3936*"/>
    </style:style>
    <style:style style:name="left_5f_page_5f_footer.B" style:display-name="left_page_footer.B" style:family="table-column">
      <style:table-column-properties style:column-width="6.5132in"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5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Left_20_Page"/>
    <style:master-page style:name="Right_20_Page" style:display-name="Right Page" style:page-layout-name="pm2" style:next-style-name="Left_20_Page">
      <style:footer>
        <text:p text:style-name="Footer"/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P1"><text:chapter text:display="name" text:outline-level="1"/></text:p>
            </table:table-cell>
            <table:table-cell table:style-name="right_5f_page_5f_footer.A1" office:value-type="string">
              <text:p text:style-name="Table_20_Contents"><text:page-number text:select-page="current"/></text:p>
            </table:table-cell>
          </table:table-row>
        </table:table>
        <text:p text:style-name="Standard"/>
      </style:footer>
    </style:master-page>
    <style:master-page style:name="Left_20_Page" style:display-name="Left Page" style:page-layout-name="pm3" style:next-style-name="Right_20_Page">
      <style:footer>
        <text:p text:style-name="Footer"/>
      </style:footer>
      <style:footer-left>
        <text:p text:style-name="Footer"/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P2"><text:page-number text:select-page="current"/></text:p>
            </table:table-cell>
            <table:table-cell table:style-name="left_5f_page_5f_footer.A1" office:value-type="string">
              <text:p text:style-name="P1"><text:chapter text:display="name" text:outline-level="1"/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0-07T13:33:07</meta:creation-date>
    <dc:date>2009-05-27T16:11:50</dc:date>
    <meta:editing-cycles>42</meta:editing-cycles>
    <meta:editing-duration>PT2H7M1S</meta:editing-duration>
    <meta:user-defined meta:name="Info 1"/>
    <meta:user-defined meta:name="Info 2"/>
    <meta:user-defined meta:name="Info 3"/>
    <meta:user-defined meta:name="Info 4"/>
    <meta:document-statistic meta:table-count="2" meta:image-count="16" meta:object-count="0" meta:page-count="17" meta:paragraph-count="217" meta:word-count="3606" meta:character-count="21322"/>
  </office:meta>
</office:document-meta>
</file>